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3];[.D143];[.F143];[.H143])/SUM([.C143];[.E143];[.G143];[.I143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4];[.D144];[.F144];[.H144])/SUM([.C144];[.E144];[.G144];[.I144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5];[.D145];[.F145];[.H145])/SUM([.C145];[.E145];[.G145];[.I145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6];[.D146];[.F146];[.H146])/SUM([.C146];[.E146];[.G146];[.I146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7];[.D147];[.F147];[.H147])/SUM([.C147];[.E147];[.G147];[.I147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8];[.D148];[.F148];[.H148])/SUM([.C148];[.E148];[.G148];[.I148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9];[.D149];[.F149];[.H149])/SUM([.C149];[.E149];[.G149];[.I149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0];[.D150];[.F150];[.H150])/SUM([.C150];[.E150];[.G150];[.I150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51];[.D151];[.F151];[.H151])/SUM([.C151];[.E151];[.G151];[.I151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56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6];[.D156];[.F156];[.H156])/SUM([.C156];[.E156];[.G156];[.I156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57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7];[.D157];[.F157];[.H157])/SUM([.C157];[.E157];[.G157];[.I157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58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8];[.D158];[.F158];[.H158])/SUM([.C158];[.E158];[.G158];[.I158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59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9];[.D159];[.F159];[.H159])/SUM([.C159];[.E159];[.G159];[.I159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60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0];[.D160];[.F160];[.H160])/SUM([.C160];[.E160];[.G160];[.I160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Hidden fates: 1 source for most pulls : 1 source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ource for reverse holo energies: <text:a xlink:href="https://www.youtube.com/watch?v=gb7YC8EbBGk" xlink:type="simple">https://www.youtube.com/watch?v=gb7YC8EbBGk</text:a> , 132/500 = 1/3.78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misc data collection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7:Sheet1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21:16:34.2231991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11T00:46:15.105449507</dc:date>
    <meta:editing-duration>P3DT12H14M39S</meta:editing-duration>
    <meta:editing-cycles>21</meta:editing-cycles>
    <meta:generator>LibreOffice/7.2.2.2$Linux_X86_64 LibreOffice_project/20$Build-2</meta:generator>
    <meta:document-statistic meta:table-count="3" meta:cell-count="2935" meta:object-count="0"/>
  </office:meta>
</office:document-meta>
</file>